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5pt solid #000000"/>
    </style:style>
    <style:style style:name="Tabla1.A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5pt solid #000000"/>
    </style:style>
    <style:style style:name="Tabla2.A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5pt solid #000000"/>
    </style:style>
    <style:style style:name="Tabla3.A2"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5pt solid #000000"/>
    </style:style>
    <style:style style:name="Tabla4.A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5pt solid #000000"/>
    </style:style>
    <style:style style:name="Tabla5.A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5pt solid #000000"/>
    </style:style>
    <style:style style:name="Tabla6.A2" style:family="table-cell">
      <style:table-cell-properties fo:padding="0.097cm" fo:border-left="0.5pt solid #000000" fo:border-right="0.5pt solid #000000" fo:border-top="none" fo:border-bottom="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5pt solid #000000"/>
    </style:style>
    <style:style style:name="Tabla7.A2" style:family="table-cell">
      <style:table-cell-properties fo:padding="0.097cm" fo:border-left="0.5pt solid #000000" fo:border-right="0.5pt solid #000000" fo:border-top="none" fo:border-bottom="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5pt solid #000000"/>
    </style:style>
    <style:style style:name="Tabla8.A2" style:family="table-cell">
      <style:table-cell-properties fo:padding="0.097cm" fo:border-left="0.5pt solid #000000" fo:border-right="0.5pt solid #000000" fo:border-top="none" fo:border-bottom="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5pt solid #000000"/>
    </style:style>
    <style:style style:name="Tabla9.A2" style:family="table-cell">
      <style:table-cell-properties fo:padding="0.097cm" fo:border-left="0.5pt solid #000000" fo:border-right="0.5pt solid #000000" fo:border-top="none" fo:border-bottom="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5pt solid #000000"/>
    </style:style>
    <style:style style:name="Tabla10.A2" style:family="table-cell">
      <style:table-cell-properties fo:padding="0.097cm" fo:border-left="0.5pt solid #000000" fo:border-right="0.5pt solid #000000" fo:border-top="none" fo:border-bottom="0.5pt solid #000000"/>
    </style:style>
    <style:style style:name="P1" style:family="paragraph" style:parent-style-name="Header">
      <style:text-properties officeooo:rsid="00307f3f" officeooo:paragraph-rsid="00307f3f"/>
    </style:style>
    <style:style style:name="P2" style:family="paragraph" style:parent-style-name="Header">
      <style:paragraph-properties fo:text-align="end" style:justify-single-word="false"/>
      <style:text-properties officeooo:rsid="00307f3f" officeooo:paragraph-rsid="00307f3f"/>
    </style:style>
    <style:style style:name="P3" style:family="paragraph" style:parent-style-name="Footer">
      <style:paragraph-properties fo:text-align="center" style:justify-single-word="false"/>
    </style:style>
    <style:style style:name="P4" style:family="paragraph" style:parent-style-name="Title">
      <style:text-properties officeooo:paragraph-rsid="001fd598"/>
    </style:style>
    <style:style style:name="P5" style:family="paragraph" style:parent-style-name="Heading_20_3">
      <style:paragraph-properties fo:break-before="page"/>
    </style:style>
    <style:style style:name="P6" style:family="paragraph" style:parent-style-name="Heading_20_3">
      <style:paragraph-properties fo:break-before="page"/>
      <style:text-properties officeooo:paragraph-rsid="0029632e"/>
    </style:style>
    <style:style style:name="P7" style:family="paragraph" style:parent-style-name="Heading_20_3">
      <style:paragraph-properties fo:break-before="page"/>
      <style:text-properties officeooo:paragraph-rsid="002a29bf"/>
    </style:style>
    <style:style style:name="P8" style:family="paragraph" style:parent-style-name="Heading_20_3">
      <style:paragraph-properties fo:break-before="page"/>
      <style:text-properties officeooo:paragraph-rsid="002b5748"/>
    </style:style>
    <style:style style:name="P9" style:family="paragraph" style:parent-style-name="Heading_20_3">
      <style:paragraph-properties fo:break-before="page"/>
      <style:text-properties officeooo:paragraph-rsid="002d74cd"/>
    </style:style>
    <style:style style:name="P10" style:family="paragraph" style:parent-style-name="Heading_20_3">
      <style:paragraph-properties fo:break-before="page"/>
      <style:text-properties officeooo:paragraph-rsid="002d91a5"/>
    </style:style>
    <style:style style:name="P11" style:family="paragraph" style:parent-style-name="Heading_20_3">
      <style:paragraph-properties fo:break-before="page"/>
      <style:text-properties officeooo:paragraph-rsid="002e8e54"/>
    </style:style>
    <style:style style:name="P12" style:family="paragraph" style:parent-style-name="Heading_20_3">
      <style:paragraph-properties fo:break-before="page"/>
      <style:text-properties officeooo:paragraph-rsid="002f31c2"/>
    </style:style>
    <style:style style:name="P13" style:family="paragraph" style:parent-style-name="Heading_20_3">
      <style:text-properties officeooo:paragraph-rsid="002f31c2"/>
    </style:style>
    <style:style style:name="P14" style:family="paragraph" style:parent-style-name="Text_20_body">
      <style:text-properties officeooo:paragraph-rsid="002f31c2"/>
    </style:style>
    <style:style style:name="P15" style:family="paragraph" style:parent-style-name="Table_20_Contents">
      <style:text-properties officeooo:rsid="0027c014" officeooo:paragraph-rsid="0027c014"/>
    </style:style>
    <style:style style:name="P16" style:family="paragraph" style:parent-style-name="Text_20_body">
      <style:text-properties officeooo:rsid="0027c014" officeooo:paragraph-rsid="0027c014"/>
    </style:style>
    <style:style style:name="P17" style:family="paragraph" style:parent-style-name="Table_20_Contents">
      <style:text-properties officeooo:rsid="0027c014" officeooo:paragraph-rsid="0029632e"/>
    </style:style>
    <style:style style:name="P18" style:family="paragraph" style:parent-style-name="Table_20_Contents">
      <style:text-properties officeooo:rsid="0027c014" officeooo:paragraph-rsid="002a29bf"/>
    </style:style>
    <style:style style:name="P19" style:family="paragraph" style:parent-style-name="Table_20_Contents">
      <style:text-properties officeooo:rsid="0027c014" officeooo:paragraph-rsid="002b5748"/>
    </style:style>
    <style:style style:name="P20" style:family="paragraph" style:parent-style-name="Table_20_Contents">
      <style:text-properties officeooo:rsid="0027c014" officeooo:paragraph-rsid="002d74cd"/>
    </style:style>
    <style:style style:name="P21" style:family="paragraph" style:parent-style-name="Table_20_Contents">
      <style:text-properties officeooo:rsid="0027c014" officeooo:paragraph-rsid="002d91a5"/>
    </style:style>
    <style:style style:name="P22" style:family="paragraph" style:parent-style-name="Table_20_Contents">
      <style:text-properties officeooo:rsid="0027c014" officeooo:paragraph-rsid="002e8e54"/>
    </style:style>
    <style:style style:name="P23" style:family="paragraph" style:parent-style-name="Table_20_Contents">
      <style:text-properties officeooo:rsid="0027c014" officeooo:paragraph-rsid="002f31c2"/>
    </style:style>
    <style:style style:name="P24" style:family="paragraph" style:parent-style-name="Text_20_body">
      <style:text-properties officeooo:rsid="0027c014" officeooo:paragraph-rsid="002f31c2"/>
    </style:style>
    <style:style style:name="P25" style:family="paragraph" style:parent-style-name="Text_20_body">
      <style:text-properties officeooo:paragraph-rsid="0025391b"/>
    </style:style>
    <style:style style:name="P26" style:family="paragraph" style:parent-style-name="Text_20_body">
      <style:text-properties officeooo:rsid="0025391b" officeooo:paragraph-rsid="0025391b"/>
    </style:style>
    <style:style style:name="P27" style:family="paragraph" style:parent-style-name="Text_20_body">
      <style:text-properties officeooo:rsid="0027bca1" officeooo:paragraph-rsid="0027bca1"/>
    </style:style>
    <style:style style:name="P28" style:family="paragraph" style:parent-style-name="Text_20_body">
      <style:text-properties officeooo:rsid="00293143" officeooo:paragraph-rsid="00293143"/>
    </style:style>
    <style:style style:name="P29" style:family="paragraph" style:parent-style-name="Text_20_body">
      <style:text-properties officeooo:rsid="002b5748" officeooo:paragraph-rsid="002b5748"/>
    </style:style>
    <style:style style:name="P30" style:family="paragraph" style:parent-style-name="Heading_20_2">
      <style:paragraph-properties fo:break-before="page"/>
    </style:style>
    <style:style style:name="P31" style:family="paragraph" style:parent-style-name="Heading_20_3">
      <style:paragraph-properties fo:break-before="page"/>
    </style:style>
    <style:style style:name="P32" style:family="paragraph" style:parent-style-name="Heading_20_3">
      <style:paragraph-properties fo:break-before="page"/>
      <style:text-properties officeooo:paragraph-rsid="0029632e"/>
    </style:style>
    <style:style style:name="P33" style:family="paragraph" style:parent-style-name="Heading_20_3">
      <style:paragraph-properties fo:break-before="page"/>
      <style:text-properties officeooo:paragraph-rsid="002a29bf"/>
    </style:style>
    <style:style style:name="P34" style:family="paragraph" style:parent-style-name="Heading_20_3">
      <style:paragraph-properties fo:break-before="page"/>
      <style:text-properties officeooo:paragraph-rsid="002b5748"/>
    </style:style>
    <style:style style:name="P35" style:family="paragraph" style:parent-style-name="Heading_20_3">
      <style:paragraph-properties fo:break-before="page"/>
      <style:text-properties officeooo:paragraph-rsid="002d74cd"/>
    </style:style>
    <style:style style:name="P36" style:family="paragraph" style:parent-style-name="Heading_20_3">
      <style:paragraph-properties fo:break-before="page"/>
      <style:text-properties officeooo:paragraph-rsid="002d91a5"/>
    </style:style>
    <style:style style:name="P37" style:family="paragraph" style:parent-style-name="Heading_20_3">
      <style:paragraph-properties fo:break-before="page"/>
      <style:text-properties officeooo:paragraph-rsid="002e8e54"/>
    </style:style>
    <style:style style:name="P38" style:family="paragraph" style:parent-style-name="Heading_20_3">
      <style:paragraph-properties fo:break-before="page"/>
      <style:text-properties officeooo:paragraph-rsid="002f31c2"/>
    </style:style>
    <style:style style:name="P39" style:family="paragraph" style:parent-style-name="Heading_20_3">
      <style:text-properties officeooo:paragraph-rsid="002f31c2"/>
    </style:style>
    <style:style style:name="P40" style:family="paragraph" style:parent-style-name="Preformatted_20_Text" style:list-style-name="L3"/>
    <style:style style:name="P41" style:family="paragraph" style:parent-style-name="Preformatted_20_Text" style:list-style-name="L3">
      <style:paragraph-properties fo:margin-left="0cm" fo:margin-right="0cm" fo:margin-top="0cm" fo:margin-bottom="0.499cm" style:contextual-spacing="false" fo:text-indent="0cm" style:auto-text-indent="false" style:writing-mode="lr-tb"/>
    </style:style>
    <style:style style:name="P42" style:family="paragraph" style:parent-style-name="Preformatted_20_Text" style:list-style-name="L4"/>
    <style:style style:name="P43" style:family="paragraph" style:parent-style-name="Preformatted_20_Text" style:list-style-name="L4">
      <style:paragraph-properties fo:margin-left="0cm" fo:margin-right="0cm" fo:margin-top="0cm" fo:margin-bottom="0.499cm" style:contextual-spacing="false" fo:text-indent="0cm" style:auto-text-indent="false" style:writing-mode="lr-tb"/>
    </style:style>
    <style:style style:name="P44" style:family="paragraph" style:parent-style-name="Preformatted_20_Text" style:list-style-name="L5"/>
    <style:style style:name="P45" style:family="paragraph" style:parent-style-name="Preformatted_20_Text" style:list-style-name="L5">
      <style:paragraph-properties fo:margin-left="0cm" fo:margin-right="0cm" fo:margin-top="0cm" fo:margin-bottom="0.499cm" style:contextual-spacing="false" fo:text-indent="0cm" style:auto-text-indent="false" style:writing-mode="lr-tb"/>
    </style:style>
    <style:style style:name="P46" style:family="paragraph" style:parent-style-name="Preformatted_20_Text" style:list-style-name="L6"/>
    <style:style style:name="P47" style:family="paragraph" style:parent-style-name="Preformatted_20_Text" style:list-style-name="L6">
      <style:paragraph-properties fo:margin-left="0cm" fo:margin-right="0cm" fo:text-indent="0cm" style:auto-text-indent="false" style:writing-mode="lr-tb"/>
    </style:style>
    <style:style style:name="P48" style:family="paragraph" style:parent-style-name="Preformatted_20_Text" style:list-style-name="L6">
      <style:paragraph-properties fo:margin-top="0cm" fo:margin-bottom="0.499cm" style:contextual-spacing="false" style:writing-mode="lr-tb"/>
    </style:style>
    <style:style style:name="P49" style:family="paragraph" style:parent-style-name="Preformatted_20_Text" style:list-style-name="L7"/>
    <style:style style:name="P50" style:family="paragraph" style:parent-style-name="Preformatted_20_Text" style:list-style-name="L7">
      <style:paragraph-properties fo:margin-left="0cm" fo:margin-right="0cm" fo:margin-top="0cm" fo:margin-bottom="0.499cm" style:contextual-spacing="false" fo:text-indent="0cm" style:auto-text-indent="false" style:writing-mode="lr-tb"/>
    </style:style>
    <style:style style:name="P51" style:family="paragraph" style:parent-style-name="Preformatted_20_Text" style:list-style-name="L8"/>
    <style:style style:name="P52" style:family="paragraph" style:parent-style-name="Preformatted_20_Text" style:list-style-name="L8">
      <style:paragraph-properties fo:margin-left="0cm" fo:margin-right="0cm" fo:margin-top="0cm" fo:margin-bottom="0.499cm" style:contextual-spacing="false" fo:text-indent="0cm" style:auto-text-indent="false" style:writing-mode="lr-tb"/>
    </style:style>
    <style:style style:name="P53" style:family="paragraph" style:parent-style-name="Table_20_Contents">
      <style:text-properties officeooo:rsid="0027c014" officeooo:paragraph-rsid="0027c014"/>
    </style:style>
    <style:style style:name="P54" style:family="paragraph" style:parent-style-name="Table_20_Contents">
      <style:text-properties officeooo:rsid="0027c014" officeooo:paragraph-rsid="0029632e"/>
    </style:style>
    <style:style style:name="P55" style:family="paragraph" style:parent-style-name="Table_20_Contents">
      <style:text-properties officeooo:rsid="0027c014" officeooo:paragraph-rsid="002a29bf"/>
    </style:style>
    <style:style style:name="P56" style:family="paragraph" style:parent-style-name="Table_20_Contents">
      <style:text-properties officeooo:rsid="0027c014" officeooo:paragraph-rsid="002b5748"/>
    </style:style>
    <style:style style:name="P57" style:family="paragraph" style:parent-style-name="Table_20_Contents">
      <style:text-properties officeooo:rsid="0027c014" officeooo:paragraph-rsid="002d74cd"/>
    </style:style>
    <style:style style:name="P58" style:family="paragraph" style:parent-style-name="Table_20_Contents">
      <style:text-properties officeooo:rsid="0027c014" officeooo:paragraph-rsid="002d91a5"/>
    </style:style>
    <style:style style:name="P59" style:family="paragraph" style:parent-style-name="Table_20_Contents">
      <style:text-properties officeooo:rsid="0027c014" officeooo:paragraph-rsid="002e8e54"/>
    </style:style>
    <style:style style:name="P60" style:family="paragraph" style:parent-style-name="Table_20_Contents">
      <style:text-properties officeooo:rsid="0027c014" officeooo:paragraph-rsid="002f31c2"/>
    </style:style>
    <style:style style:name="P61" style:family="paragraph" style:parent-style-name="Text_20_body">
      <style:text-properties officeooo:rsid="0025391b" officeooo:paragraph-rsid="0025391b"/>
    </style:style>
    <style:style style:name="P62" style:family="paragraph" style:parent-style-name="Text_20_body" style:list-style-name="L1">
      <style:text-properties officeooo:paragraph-rsid="002d91a5"/>
    </style:style>
    <style:style style:name="P63" style:family="paragraph" style:parent-style-name="Text_20_body" style:list-style-name="L1">
      <style:text-properties officeooo:paragraph-rsid="002e8e54"/>
    </style:style>
    <style:style style:name="P64" style:family="paragraph" style:parent-style-name="Text_20_body" style:list-style-name="L1">
      <style:text-properties officeooo:rsid="0027c014" officeooo:paragraph-rsid="0027c014"/>
    </style:style>
    <style:style style:name="P65" style:family="paragraph" style:parent-style-name="Text_20_body" style:list-style-name="L1">
      <style:text-properties officeooo:rsid="0027c014" officeooo:paragraph-rsid="0029632e"/>
    </style:style>
    <style:style style:name="P66" style:family="paragraph" style:parent-style-name="Text_20_body" style:list-style-name="L1">
      <style:text-properties officeooo:rsid="0027c014" officeooo:paragraph-rsid="002a29bf"/>
    </style:style>
    <style:style style:name="P67" style:family="paragraph" style:parent-style-name="Text_20_body" style:list-style-name="L1">
      <style:text-properties officeooo:rsid="0027c014" officeooo:paragraph-rsid="002b5748"/>
    </style:style>
    <style:style style:name="P68" style:family="paragraph" style:parent-style-name="Text_20_body" style:list-style-name="L1">
      <style:text-properties officeooo:rsid="0027c014" officeooo:paragraph-rsid="002d74cd"/>
    </style:style>
    <style:style style:name="P69" style:family="paragraph" style:parent-style-name="Text_20_body" style:list-style-name="L1">
      <style:text-properties officeooo:rsid="0027c014" officeooo:paragraph-rsid="002d91a5"/>
    </style:style>
    <style:style style:name="P70" style:family="paragraph" style:parent-style-name="Text_20_body" style:list-style-name="L1">
      <style:text-properties officeooo:rsid="0027c014" officeooo:paragraph-rsid="002e8e54"/>
    </style:style>
    <style:style style:name="P71" style:family="paragraph" style:parent-style-name="Text_20_body">
      <style:text-properties officeooo:rsid="0027c014" officeooo:paragraph-rsid="0027c014"/>
    </style:style>
    <style:style style:name="P72" style:family="paragraph" style:parent-style-name="Text_20_body">
      <style:text-properties officeooo:rsid="0027c014" officeooo:paragraph-rsid="002f31c2"/>
    </style:style>
    <style:style style:name="P73" style:family="paragraph" style:parent-style-name="Text_20_body" style:list-style-name="L2"/>
    <style:style style:name="P74" style:family="paragraph" style:parent-style-name="Text_20_body" style:list-style-name="L2">
      <style:paragraph-properties fo:margin-top="0cm" fo:margin-bottom="0cm" style:contextual-spacing="false"/>
    </style:style>
    <style:style style:name="P75" style:family="paragraph" style:parent-style-name="Text_20_body" style:list-style-name="L3"/>
    <style:style style:name="P76" style:family="paragraph" style:parent-style-name="Text_20_body" style:list-style-name="L4"/>
    <style:style style:name="P77" style:family="paragraph" style:parent-style-name="Text_20_body" style:list-style-name="L5"/>
    <style:style style:name="P78" style:family="paragraph" style:parent-style-name="Text_20_body" style:list-style-name="L6"/>
    <style:style style:name="P79" style:family="paragraph" style:parent-style-name="Text_20_body" style:list-style-name="L7"/>
    <style:style style:name="P80" style:family="paragraph" style:parent-style-name="Text_20_body" style:list-style-name="L8"/>
    <style:style style:name="P81" style:family="paragraph" style:parent-style-name="Text_20_body" style:list-style-name="L9">
      <style:text-properties officeooo:rsid="002f31c2" officeooo:paragraph-rsid="002f31c2"/>
    </style:style>
    <style:style style:name="P82" style:family="paragraph" style:parent-style-name="Text_20_body">
      <style:text-properties officeooo:rsid="002f31c2"/>
    </style:style>
    <style:style style:name="P83" style:family="paragraph" style:parent-style-name="Text_20_body">
      <style:text-properties officeooo:rsid="002f31c2" officeooo:paragraph-rsid="0034c500"/>
    </style:style>
    <style:style style:name="P84" style:family="paragraph" style:parent-style-name="Text_20_body" style:list-style-name="L10"/>
    <style:style style:name="P85" style:family="paragraph" style:parent-style-name="Text_20_body" style:list-style-name="L10">
      <style:paragraph-properties fo:margin-top="0cm" fo:margin-bottom="0cm" style:contextual-spacing="false"/>
    </style:style>
    <style:style style:name="P86" style:family="paragraph" style:parent-style-name="Text_20_body" style:list-style-name="L11"/>
    <style:style style:name="P87" style:family="paragraph" style:parent-style-name="Text_20_body" style:list-style-name="L11">
      <style:paragraph-properties fo:margin-top="0cm" fo:margin-bottom="0cm" style:contextual-spacing="false"/>
    </style:style>
    <style:style style:name="P88" style:family="paragraph" style:parent-style-name="Text_20_body" style:list-style-name="L12"/>
    <style:style style:name="P89" style:family="paragraph" style:parent-style-name="Text_20_body" style:list-style-name="L13"/>
    <style:style style:name="P90" style:family="paragraph" style:parent-style-name="Text_20_body" style:list-style-name="L13">
      <style:paragraph-properties fo:margin-top="0cm" fo:margin-bottom="0cm" style:contextual-spacing="false"/>
    </style:style>
    <style:style style:name="P91" style:family="paragraph" style:parent-style-name="Text_20_body" style:list-style-name="L14"/>
    <style:style style:name="P92" style:family="paragraph" style:parent-style-name="Text_20_body" style:list-style-name="L14">
      <style:paragraph-properties fo:margin-top="0cm" fo:margin-bottom="0cm" style:contextual-spacing="false"/>
    </style:style>
    <style:style style:name="P93" style:family="paragraph" style:parent-style-name="Text_20_body">
      <style:text-properties officeooo:rsid="00321bfb" officeooo:paragraph-rsid="00321bfb"/>
    </style:style>
    <style:style style:name="P94" style:family="paragraph" style:parent-style-name="Text_20_body" style:list-style-name="L16"/>
    <style:style style:name="P95" style:family="paragraph" style:parent-style-name="Text_20_body">
      <style:paragraph-properties fo:break-before="page"/>
      <style:text-properties officeooo:paragraph-rsid="00321bfb"/>
    </style:style>
    <style:style style:name="P96" style:family="paragraph" style:parent-style-name="Text_20_body">
      <style:text-properties officeooo:rsid="0027bca1" officeooo:paragraph-rsid="0027bca1"/>
    </style:style>
    <style:style style:name="P97" style:family="paragraph" style:parent-style-name="Text_20_body">
      <style:text-properties officeooo:rsid="002b5748" officeooo:paragraph-rsid="002b5748"/>
    </style:style>
    <style:style style:name="P98" style:family="paragraph" style:parent-style-name="Text_20_body">
      <style:text-properties officeooo:rsid="00293143" officeooo:paragraph-rsid="00293143"/>
    </style:style>
    <style:style style:name="P99" style:family="paragraph" style:parent-style-name="Text_20_body">
      <style:text-properties officeooo:paragraph-rsid="002f31c2"/>
    </style:style>
    <style:style style:name="T1" style:family="text">
      <style:text-properties officeooo:rsid="0023a8f8"/>
    </style:style>
    <style:style style:name="T2" style:family="text">
      <style:text-properties officeooo:rsid="0025391b"/>
    </style:style>
    <style:style style:name="T3" style:family="text">
      <style:text-properties fo:font-weight="bold" style:font-weight-asian="bold" style:font-weight-complex="bold"/>
    </style:style>
    <style:style style:name="T4" style:family="text">
      <style:text-properties fo:font-weight="bold" officeooo:rsid="0025391b" style:font-weight-asian="bold" style:font-weight-complex="bold"/>
    </style:style>
    <style:style style:name="T5" style:family="text">
      <style:text-properties officeooo:rsid="00261abb"/>
    </style:style>
    <style:style style:name="T6" style:family="text">
      <style:text-properties officeooo:rsid="0027c014"/>
    </style:style>
    <style:style style:name="T7" style:family="text">
      <style:text-properties officeooo:rsid="00293143"/>
    </style:style>
    <style:style style:name="T8" style:family="text">
      <style:text-properties officeooo:rsid="0029632e"/>
    </style:style>
    <style:style style:name="T9" style:family="text">
      <style:text-properties officeooo:rsid="002a29bf"/>
    </style:style>
    <style:style style:name="T10" style:family="text">
      <style:text-properties officeooo:rsid="002b5748"/>
    </style:style>
    <style:style style:name="T11" style:family="text">
      <style:text-properties officeooo:rsid="002d74cd"/>
    </style:style>
    <style:style style:name="T12" style:family="text">
      <style:text-properties officeooo:rsid="002d91a5"/>
    </style:style>
    <style:style style:name="T13" style:family="text">
      <style:text-properties officeooo:rsid="002e8e54"/>
    </style:style>
    <style:style style:name="T14" style:family="text">
      <style:text-properties officeooo:rsid="002f31c2"/>
    </style:style>
    <style:style style:name="T15" style:family="text">
      <style:text-properties officeooo:rsid="00321bf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ODULO <text:span text:style-name="T1">2</text:span> – <text:span text:style-name="T15">OS/kernel</text:span></text:p>
      <text:p text:style-name="P25"><text:span text:style-name="T4"/></text:p>
      <text:h text:style-name="Heading_20_3" text:outline-level="3"><text:span text:style-name="T4">Objetivos</text:span><text:span text:style-name="T2">: </text:span></text:h>
      <text:p text:style-name="P26"><text:tab/>práctica de instalación de sistemas operativos. Comprensión del cambio de interfaz en cada SO pero con características comunes en los requisitos de los programas de instalación. Soltura en el uso de hypervisores (Virtual Box) y comprensión de conceptos. Ejecución de procedimientos de fabricante. Localización de información y verificación de ésta. </text:p>
      <text:p text:style-name="Text_20_body"/>
      <text:h text:style-name="Heading_20_3" text:outline-level="3"><text:span text:style-name="T3">Entrega de resultados:</text:span> </text:h>
      <text:p text:style-name="P26"><text:tab/><text:span text:style-name="T5">s</text:span>e generará un documento mediante un procesador de texto entrega<text:span text:style-name="T5">do</text:span> mediante <text:s/>e-mail a <text:span text:style-name="T5">la dirección </text:span><text:s/><text:a xlink:type="simple" xlink:href="mailto:ricardo.instructor.formacion@gmail.com" text:style-name="Internet_20_link" text:visited-style-name="Visited_20_Internet_20_Link">ricardo.instructor.formacion@gmail.com</text:a> en formato comprimido (zip). En ese documento se entregará la captura de pantalla de la conclusión de objetivos. <text:span text:style-name="T5">Este punto queda a disposición del alumno <text:s/>…. y la evaluación del instructor.</text:span></text:p>
      <text:p text:style-name="P26"/>
      <text:h text:style-name="Heading_20_3" text:outline-level="3">Recursos y materiales:</text:h>
      <text:p text:style-name="P27"><text:tab/>en algunos casos se entregará software en el recurso compartido del equipo del profesor (share). Sin embargo no <text:s/>son recursos exclusivos. Se pueden obtener de la Internet u otros medios siempre que quede referenciado en el documento. </text:p>
      <text:p text:style-name="P29">Debido a la falta de recursos, no se ejecutará más de una VM de manera simultanea. </text:p>
      <text:h text:style-name="Heading_20_4" text:outline-level="4"/>
      <text:h text:style-name="Heading_20_3" text:outline-level="3">NOTAS:</text:h>
      <text:p text:style-name="P16"><text:tab/> en <text:span text:style-name="T7">varias </text:span><text:s/>ocasi<text:span text:style-name="T7">ones</text:span> se han generado tablas orientativas para la documentación. En ningún caso debe tomarse como elementos “a rellenar”, el objetivo de estas es que sirvan como “plantillas” generales.</text:p>
      <text:p text:style-name="P27"/>
      <text:p text:style-name="P28">Cualquier problema en la comprensión del enunciado del ejercicio, comentarlo con el instructor. </text:p>
      <text:h text:style-name="P5" text:outline-level="3">EJERCICIO 01</text:h>
      <text:list text:style-name="L1">
        <text:list-header>
          <text:p text:style-name="P64"/>
        </text:list-header>
        <text:list-item>
          <text:p text:style-name="P64">Instalación de Windows 07 <text:span text:style-name="T9">(ultimate) </text:span>en Virtual Box.</text:p>
        </text:list-item>
        <text:list-item>
          <text:p text:style-name="P64">Instalación de google chrome en este sistema operativo. </text:p>
        </text:list-item>
      </text:list>
      <table:table table:name="Tabla1" table:style-name="Tabla1">
        <table:table-column table:style-name="Tabla1.A"/>
        <table:table-row>
          <table:table-cell table:style-name="Tabla1.A1" office:value-type="string">
            <text:p text:style-name="P15">[Agregar imagen de verificación 01]</text:p>
          </table:table-cell>
        </table:table-row>
        <table:table-row>
          <table:table-cell table:style-name="Tabla1.A2" office:value-type="string">
            <text:p text:style-name="P15">[Agregar imagen de verificación 02]</text:p>
          </table:table-cell>
        </table:table-row>
        <table:table-row>
          <table:table-cell table:style-name="Tabla1.A2" office:value-type="string">
            <text:p text:style-name="P15">[Agregar imagen de verificación 03]</text:p>
          </table:table-cell>
        </table:table-row>
      </table:table>
      <text:h text:style-name="P6" text:outline-level="3">EJERCICIO 0<text:span text:style-name="T8">2</text:span></text:h>
      <text:list text:continue-numbering="true" text:style-name="L1">
        <text:list-header>
          <text:p text:style-name="P65"/>
        </text:list-header>
        <text:list-item text:start-value="1">
          <text:p text:style-name="P65">Instalación de Windows <text:span text:style-name="T8">8.1</text:span> en Virtual Box.</text:p>
        </text:list-item>
        <text:list-item>
          <text:p text:style-name="P65">Instalación de google chrome en este sistema operativo. </text:p>
        </text:list-item>
      </text:list>
      <table:table table:name="Tabla2" table:style-name="Tabla2">
        <table:table-column table:style-name="Tabla2.A"/>
        <table:table-row>
          <table:table-cell table:style-name="Tabla2.A1" office:value-type="string">
            <text:p text:style-name="P17">[Agregar imagen de verificación 01]</text:p>
          </table:table-cell>
        </table:table-row>
        <table:table-row>
          <table:table-cell table:style-name="Tabla2.A2" office:value-type="string">
            <text:p text:style-name="P17">[Agregar imagen de verificación 02]</text:p>
          </table:table-cell>
        </table:table-row>
        <table:table-row>
          <table:table-cell table:style-name="Tabla2.A2" office:value-type="string">
            <text:p text:style-name="P17">[Agregar imagen de verificación 03]</text:p>
          </table:table-cell>
        </table:table-row>
      </table:table>
      <text:h text:style-name="P7" text:outline-level="3">EJERCICIO 0<text:span text:style-name="T9">3</text:span></text:h>
      <text:list text:continue-numbering="true" text:style-name="L1">
        <text:list-header>
          <text:p text:style-name="P66"/>
        </text:list-header>
        <text:list-item text:start-value="1">
          <text:p text:style-name="P66">Instalación de Windows <text:span text:style-name="T9">10</text:span> en Virtual Box. <text:span text:style-name="T9">Versión 32 bits. Home edition.</text:span></text:p>
        </text:list-item>
        <text:list-item>
          <text:p text:style-name="P66">Instalación de google chrome en este sistema operativo. </text:p>
        </text:list-item>
      </text:list>
      <table:table table:name="Tabla3" table:style-name="Tabla3">
        <table:table-column table:style-name="Tabla3.A"/>
        <table:table-row>
          <table:table-cell table:style-name="Tabla3.A1" office:value-type="string">
            <text:p text:style-name="P18">[Agregar imagen de verificación 01]</text:p>
          </table:table-cell>
        </table:table-row>
        <table:table-row>
          <table:table-cell table:style-name="Tabla3.A2" office:value-type="string">
            <text:p text:style-name="P18">[Agregar imagen de verificación 02]</text:p>
          </table:table-cell>
        </table:table-row>
        <table:table-row>
          <table:table-cell table:style-name="Tabla3.A2" office:value-type="string">
            <text:p text:style-name="P18">[Agregar imagen de verificación 03]</text:p>
          </table:table-cell>
        </table:table-row>
      </table:table>
      <text:h text:style-name="P8" text:outline-level="3">EJERCICIO 0<text:span text:style-name="T10">4</text:span></text:h>
      <text:list text:continue-numbering="true" text:style-name="L1">
        <text:list-header>
          <text:p text:style-name="P67"/>
        </text:list-header>
        <text:list-item text:start-value="1">
          <text:p text:style-name="P67">Instalación de Windows <text:span text:style-name="T9">1</text:span><text:span text:style-name="T10">1</text:span> en Virtual Box. <text:span text:style-name="T10">Enterprise </text:span><text:span text:style-name="T9"><text:s/>edition.</text:span></text:p>
        </text:list-item>
        <text:list-item>
          <text:p text:style-name="P67">Instalación de google chrome en este sistema operativo. </text:p>
        </text:list-item>
      </text:list>
      <table:table table:name="Tabla4" table:style-name="Tabla4">
        <table:table-column table:style-name="Tabla4.A"/>
        <table:table-row>
          <table:table-cell table:style-name="Tabla4.A1" office:value-type="string">
            <text:p text:style-name="P19">[Agregar imagen de verificación 01]</text:p>
          </table:table-cell>
        </table:table-row>
        <table:table-row>
          <table:table-cell table:style-name="Tabla4.A2" office:value-type="string">
            <text:p text:style-name="P19">[Agregar imagen de verificación 02]</text:p>
          </table:table-cell>
        </table:table-row>
        <table:table-row>
          <table:table-cell table:style-name="Tabla4.A2" office:value-type="string">
            <text:p text:style-name="P19">[Agregar imagen de verificación 03]</text:p>
          </table:table-cell>
        </table:table-row>
      </table:table>
      <text:h text:style-name="P9" text:outline-level="3">EJERCICIO 0<text:span text:style-name="T11">5</text:span></text:h>
      <text:list text:continue-numbering="true" text:style-name="L1">
        <text:list-header>
          <text:p text:style-name="P68"/>
        </text:list-header>
        <text:list-item text:start-value="1">
          <text:p text:style-name="P68">Instalación de Windows <text:span text:style-name="T11">xp</text:span> en Virtual Box. <text:span text:style-name="T12">ISO compartida en recurso “share” del equipo del profesor</text:span></text:p>
        </text:list-item>
        <text:list-item>
          <text:p text:style-name="P68"><text:span text:style-name="T12">Indicar la clave de instalación utilizada si fuera posible. </text:span><text:s/></text:p>
        </text:list-item>
      </text:list>
      <table:table table:name="Tabla5" table:style-name="Tabla5">
        <table:table-column table:style-name="Tabla5.A"/>
        <table:table-row>
          <table:table-cell table:style-name="Tabla5.A1" office:value-type="string">
            <text:p text:style-name="P20">[Agregar imagen de verificación 01]</text:p>
          </table:table-cell>
        </table:table-row>
        <table:table-row>
          <table:table-cell table:style-name="Tabla5.A2" office:value-type="string">
            <text:p text:style-name="P20">[Agregar imagen de verificación 02]</text:p>
          </table:table-cell>
        </table:table-row>
        <table:table-row>
          <table:table-cell table:style-name="Tabla5.A2" office:value-type="string">
            <text:p text:style-name="P20">[Agregar imagen de verificación 03]</text:p>
          </table:table-cell>
        </table:table-row>
      </table:table>
      <text:h text:style-name="P10" text:outline-level="3">EJERCICIO 0<text:span text:style-name="T12">6</text:span></text:h>
      <text:list text:continue-numbering="true" text:style-name="L1">
        <text:list-header>
          <text:p text:style-name="P69"/>
        </text:list-header>
        <text:list-item text:start-value="1">
          <text:p text:style-name="P69">Instalación de <text:span text:style-name="T12">la última versión de Ubuntu desktop </text:span><text:s/>en Virtual Box. </text:p>
        </text:list-item>
        <text:list-item>
          <text:p text:style-name="P69">Instalación de google chrome en este sistema operativo. </text:p>
        </text:list-item>
      </text:list>
      <table:table table:name="Tabla6" table:style-name="Tabla6">
        <table:table-column table:style-name="Tabla6.A"/>
        <table:table-row>
          <table:table-cell table:style-name="Tabla6.A1" office:value-type="string">
            <text:p text:style-name="P21">[Agregar imagen de verificación 01]</text:p>
          </table:table-cell>
        </table:table-row>
        <table:table-row>
          <table:table-cell table:style-name="Tabla6.A2" office:value-type="string">
            <text:p text:style-name="P21">[Agregar imagen de verificación 02]</text:p>
          </table:table-cell>
        </table:table-row>
        <table:table-row>
          <table:table-cell table:style-name="Tabla6.A2" office:value-type="string">
            <text:p text:style-name="P21">[Agregar imagen de verificación 03]</text:p>
          </table:table-cell>
        </table:table-row>
      </table:table>
      <text:h text:style-name="P10" text:outline-level="3">EJERCICIO 0<text:span text:style-name="T12">7</text:span></text:h>
      <text:list text:continue-numbering="true" text:style-name="L1">
        <text:list-header>
          <text:p text:style-name="P69"/>
        </text:list-header>
        <text:list-item text:start-value="1">
          <text:p text:style-name="P69">Instalación de <text:span text:style-name="T12">la última versión de Linux Mint (Debian edition) <text:s/></text:span><text:s/>en Virtual Box. </text:p>
        </text:list-item>
        <text:list-item>
          <text:p text:style-name="P69">Instalación de google chrome en este sistema operativo. </text:p>
        </text:list-item>
      </text:list>
      <table:table table:name="Tabla7" table:style-name="Tabla7">
        <table:table-column table:style-name="Tabla7.A"/>
        <table:table-row>
          <table:table-cell table:style-name="Tabla7.A1" office:value-type="string">
            <text:p text:style-name="P21">[Agregar imagen de verificación 01]</text:p>
          </table:table-cell>
        </table:table-row>
        <table:table-row>
          <table:table-cell table:style-name="Tabla7.A2" office:value-type="string">
            <text:p text:style-name="P21">[Agregar imagen de verificación 02]</text:p>
          </table:table-cell>
        </table:table-row>
        <table:table-row>
          <table:table-cell table:style-name="Tabla7.A2" office:value-type="string">
            <text:p text:style-name="P21">[Agregar imagen de verificación 03]</text:p>
          </table:table-cell>
        </table:table-row>
      </table:table>
      <text:h text:style-name="P10" text:outline-level="3">EJERCICIO 0<text:span text:style-name="T12">8</text:span></text:h>
      <text:list text:continue-numbering="true" text:style-name="L1">
        <text:list-header>
          <text:p text:style-name="P69"/>
        </text:list-header>
        <text:list-item text:start-value="1">
          <text:p text:style-name="P62"><text:span text:style-name="T6">Instalación de </text:span><text:span text:style-name="T12">la última versión de </text:span>FreeBSD <text:span text:style-name="T6"><text:s/>en Virtual Box. </text:span></text:p>
        </text:list-item>
      </text:list>
      <table:table table:name="Tabla8" table:style-name="Tabla8">
        <table:table-column table:style-name="Tabla8.A"/>
        <table:table-row>
          <table:table-cell table:style-name="Tabla8.A1" office:value-type="string">
            <text:p text:style-name="P21">[Agregar imagen de verificación 01]</text:p>
          </table:table-cell>
        </table:table-row>
        <table:table-row>
          <table:table-cell table:style-name="Tabla8.A2" office:value-type="string">
            <text:p text:style-name="P21">[Agregar imagen de verificación 02]</text:p>
          </table:table-cell>
        </table:table-row>
        <table:table-row>
          <table:table-cell table:style-name="Tabla8.A2" office:value-type="string">
            <text:p text:style-name="P21">[Agregar imagen de verificación 03]</text:p>
          </table:table-cell>
        </table:table-row>
      </table:table>
      <text:h text:style-name="P11" text:outline-level="3">EJERCICIO 0<text:span text:style-name="T13">9</text:span></text:h>
      <text:list text:continue-numbering="true" text:style-name="L1">
        <text:list-header>
          <text:p text:style-name="P70"/>
        </text:list-header>
        <text:list-item text:start-value="1">
          <text:p text:style-name="P63"><text:span text:style-name="T6">Instalación de </text:span><text:span text:style-name="T12">la última versión de </text:span><text:span text:style-name="T13">ReactOS</text:span> <text:span text:style-name="T6"><text:s/>en Virtual Box. </text:span></text:p>
        </text:list-item>
      </text:list>
      <table:table table:name="Tabla9" table:style-name="Tabla9">
        <table:table-column table:style-name="Tabla9.A"/>
        <table:table-row>
          <table:table-cell table:style-name="Tabla9.A1" office:value-type="string">
            <text:p text:style-name="P22">[Agregar imagen de verificación 01]</text:p>
          </table:table-cell>
        </table:table-row>
        <table:table-row>
          <table:table-cell table:style-name="Tabla9.A2" office:value-type="string">
            <text:p text:style-name="P22">[Agregar imagen de verificación 02]</text:p>
          </table:table-cell>
        </table:table-row>
        <table:table-row>
          <table:table-cell table:style-name="Tabla9.A2" office:value-type="string">
            <text:p text:style-name="P22">[Agregar imagen de verificación 03]</text:p>
          </table:table-cell>
        </table:table-row>
      </table:table>
      <text:h text:style-name="P12" text:outline-level="3">EJERCICIO <text:span text:style-name="T14">10</text:span></text:h>
      <text:h text:style-name="Heading_20_4" text:outline-level="4">Crear un sistema Windows PE (Preinstallation Environment) personalizado que incluya CPU-Z </text:h>
      <text:p text:style-name="P14"/>
      <text:h text:style-name="P13" text:outline-level="3">1. Preparar el Entorno de Trabajo</text:h>
      <text:list text:style-name="L2">
        <text:list-item>
          <text:p text:style-name="P74"><text:span text:style-name="Strong_20_Emphasis">Descargar el Kit de Implementación y Evaluación de Windows (ADK)</text:span>: Este paquete incluye las herramientas necesarias para crear un entorno Windows PE. Puedes descargarlo desde el sitio oficial de Microsoft, asegurándote de incluir la opción de "Entorno de Preinstalación de Windows" (Windows PE) al instalar el ADK.</text:p>
        </text:list-item>
        <text:list-item>
          <text:p text:style-name="P73"><text:span text:style-name="Strong_20_Emphasis">Instalar Windows PE Add-ons para ADK</text:span>: Windows PE ahora está separado del ADK principal, por lo que deberás descargar los complementos por separado.</text:p>
        </text:list-item>
      </text:list>
      <text:h text:style-name="Heading_20_3" text:outline-level="3">2. Crear un Entorno Windows PE Base</text:h>
      <text:list text:style-name="L3">
        <text:list-item>
          <text:p text:style-name="P75">Abre el <text:span text:style-name="Strong_20_Emphasis">símbolo del sistema de ADK</text:span> (como administrador) para acceder a las herramientas del ADK.</text:p>
        </text:list-item>
        <text:list-item>
          <text:p text:style-name="P75">Ejecuta el siguiente comando para copiar los archivos de Windows PE a una carpeta de trabajo:</text:p>
          <text:p text:style-name="P40"/>
          <text:p text:style-name="P41"><text:span text:style-name="Source_20_Text">copype amd64 C:\WinPE_amd64</text:span></text:p>
          <text:p text:style-name="P75">Esto crea una estructura de archivos base en <text:span text:style-name="Source_20_Text">C:\WinPE_amd64</text:span> que usaremos para personalizar la imagen de Windows PE.</text:p>
        </text:list-item>
      </text:list>
      <text:h text:style-name="Heading_20_3" text:outline-level="3">3. Montar la Imagen de Windows PE</text:h>
      <text:list text:style-name="L4">
        <text:list-item>
          <text:p text:style-name="P76">Monta el archivo <text:span text:style-name="Source_20_Text">boot.wim</text:span>, que es la imagen de Windows PE, usando el comando:</text:p>
          <text:p text:style-name="P42"/>
          <text:p text:style-name="P43"><text:span text:style-name="Source_20_Text">Dism /Mount-Image /ImageFile:C:\WinPE_amd64\media\sources\boot.wim /Index:1 /MountDir:C:\WinPE_amd64\mount</text:span></text:p>
          <text:p text:style-name="P76">Esto montará la imagen en <text:span text:style-name="Source_20_Text">C:\WinPE_amd64\mount</text:span>, permitiendo copiar archivos y hacer cambios.</text:p>
        </text:list-item>
      </text:list>
      <text:h text:style-name="Heading_20_3" text:outline-level="3">4. Descargar y Agregar CPU-Z a la Imagen</text:h>
      <text:list text:style-name="L5">
        <text:list-item>
          <text:p text:style-name="P77"><text:span text:style-name="Strong_20_Emphasis">Descargar CPU-Z</text:span>: Ve al sitio oficial de CPU-Z y descarga la versión más reciente en formato portable (sin instalador).</text:p>
        </text:list-item>
        <text:list-item>
          <text:p text:style-name="P77"><text:span text:style-name="Strong_20_Emphasis">Copiar CPU-Z a la Imagen Montada</text:span>: Copia el archivo descargado (por ejemplo, <text:span text:style-name="Source_20_Text">cpuz_x64.exe</text:span>) en una carpeta dentro de la imagen montada. Por ejemplo:</text:p>
          <text:p text:style-name="P44"><text:soft-page-break/></text:p>
          <text:p text:style-name="P45"><text:span text:style-name="Source_20_Text">copy "C:\ruta\del\archivo\cpuz_x64.exe" C:\WinPE_amd64\mount\Program Files\CPUID\CPU-Z</text:span></text:p>
        </text:list-item>
      </text:list>
      <text:h text:style-name="Heading_20_3" text:outline-level="3">5. Añadir un Script para Iniciar CPU-Z Automáticamente (Opcional)</text:h>
      <text:p text:style-name="Text_20_body">Si deseas que CPU-Z se ejecute automáticamente al iniciar Windows PE:</text:p>
      <text:list text:style-name="L6">
        <text:list-item>
          <text:p text:style-name="P78">Crea un archivo batch (<text:span text:style-name="Source_20_Text">CPUZLauncher.cmd</text:span>) en la carpeta <text:span text:style-name="Source_20_Text">System32</text:span> de la imagen montada. Abre el Bloc de Notas y escribe:</text:p>
          <text:p text:style-name="P46"/>
          <text:p text:style-name="P47"><text:span text:style-name="Source_20_Text">@echo off</text:span></text:p>
          <text:p text:style-name="P48"><text:span text:style-name="Source_20_Text">start "" "X:\Program Files\CPUID\CPU-Z\cpuz_x64.exe"</text:span></text:p>
        </text:list-item>
        <text:list-item>
          <text:p text:style-name="P78">Guarda el archivo y cópialo en <text:span text:style-name="Source_20_Text">C:\WinPE_amd64\mount\Windows\System32</text:span>.</text:p>
        </text:list-item>
        <text:list-item>
          <text:p text:style-name="P78">Modifica el archivo <text:span text:style-name="Source_20_Text">startnet.cmd</text:span> (ubicado en <text:span text:style-name="Source_20_Text">C:\WinPE_amd64\mount\Windows\System32</text:span>) para incluir una línea que llame al script al iniciar Windows PE:</text:p>
          <text:p text:style-name="P46"/>
          <text:p text:style-name="P47"><text:span text:style-name="Source_20_Text">wpeinit</text:span></text:p>
          <text:p text:style-name="P48"><text:span text:style-name="Source_20_Text">call CPUZLauncher.cmd</text:span></text:p>
        </text:list-item>
      </text:list>
      <text:h text:style-name="Heading_20_3" text:outline-level="3">6. Desmontar y Guardar la Imagen</text:h>
      <text:list text:style-name="L7">
        <text:list-item>
          <text:p text:style-name="P79">Una vez que has realizado todos los cambios, guarda y desmonta la imagen con el siguiente comando:</text:p>
          <text:p text:style-name="P49"/>
          <text:p text:style-name="P50"><text:span text:style-name="Source_20_Text">Dism /Unmount-Image /MountDir:C:\WinPE_amd64\mount /Commit</text:span></text:p>
        </text:list-item>
      </text:list>
      <text:h text:style-name="Heading_20_3" text:outline-level="3">7. Crear el Medio de Arranque</text:h>
      <text:p text:style-name="Text_20_body">Para crear un medio de arranque USB o un archivo ISO, sigue uno de estos pasos:</text:p>
      <text:list text:style-name="L8">
        <text:list-item>
          <text:p text:style-name="P80"><text:span text:style-name="Strong_20_Emphasis">Para crear un archivo ISO</text:span>:</text:p>
          <text:p text:style-name="P51"/>
          <text:p text:style-name="P52"><text:span text:style-name="Source_20_Text">MakeWinPEMedia /ISO C:\WinPE_amd64 C:\WinPE_CPUZ.iso</text:span></text:p>
          <text:p text:style-name="P80">Esto generará un archivo ISO llamado <text:span text:style-name="Source_20_Text">WinPE_CPUZ.iso</text:span> en el directorio especificado.</text:p>
        </text:list-item>
        <text:list-item>
          <text:p text:style-name="P80"><text:span text:style-name="Strong_20_Emphasis">Para crear una unidad USB de arranque</text:span>: Conecta la unidad USB y usa este comando (asegúrate de reemplazar <text:span text:style-name="Source_20_Text">E:</text:span> por la letra de la unidad USB):</text:p>
          <text:p text:style-name="P51"/>
          <text:p text:style-name="P52"><text:span text:style-name="Source_20_Text">MakeWinPEMedia /UFD C:\WinPE_amd64 E:</text:span></text:p>
        </text:list-item>
      </text:list>
      <text:h text:style-name="Heading_20_3" text:outline-level="3"><text:soft-page-break/>8. Probar el Medio de Arranque</text:h>
      <text:p text:style-name="Text_20_body">Arranca tu computadora desde el USB o ISO que has creado. Si configuraste el script opcional, CPU-Z se ejecutará automáticamente al iniciar Windows PE.</text:p>
      <text:p text:style-name="P14"/>
      <table:table table:name="Tabla10" table:style-name="Tabla10">
        <table:table-column table:style-name="Tabla10.A"/>
        <table:table-row>
          <table:table-cell table:style-name="Tabla10.A1" office:value-type="string">
            <text:p text:style-name="P23">[Agregar imagen de verificación 01]</text:p>
          </table:table-cell>
        </table:table-row>
        <table:table-row>
          <table:table-cell table:style-name="Tabla10.A2" office:value-type="string">
            <text:p text:style-name="P23">[Agregar imagen de verificación 02]</text:p>
          </table:table-cell>
        </table:table-row>
        <table:table-row>
          <table:table-cell table:style-name="Tabla10.A2" office:value-type="string">
            <text:p text:style-name="P23">[Agregar imagen de verificación 03]</text:p>
          </table:table-cell>
        </table:table-row>
      </table:table>
      <text:p text:style-name="P24"/>
      <text:h text:style-name="P30" text:outline-level="2">EJERCICIO 1<text:span text:style-name="T14">1</text:span></text:h>
      <text:p text:style-name="Text_20_body"/>
      <text:list text:style-name="L9">
        <text:list-item>
          <text:p text:style-name="P81">Búsqueda de información y procedimientos para instalar una GUI “amigable” a Windows PE.</text:p>
        </text:list-item>
        <text:list-item>
          <text:p text:style-name="P81">Ejecución del procedimiento anterior.</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307f3f" officeooo:paragraph-rsid="00307f3f"/>
    </style:style>
    <style:style style:name="MP2" style:family="paragraph" style:parent-style-name="Header">
      <style:paragraph-properties fo:text-align="end" style:justify-single-word="false"/>
      <style:text-properties officeooo:rsid="00307f3f" officeooo:paragraph-rsid="00307f3f"/>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ertificación Profesional – Centro Digital San Blas</text:p>
        <text:p text:style-name="MP2">Curso 1490</text:p>
      </style:header>
      <style:footer>
        <text:p text:style-name="MP3"><text:bookmark-start text:name="PageNumWizard_FOOTER_Estilo de página predeterminado1"/><text:page-number text:select-page="current">12</text:page-number><text:s/>/ <text:page-count>14</text:page-count><text:bookmark-end text:name="PageNumWizard_FOOTER_Estilo de página predeterminado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09:51:32.266000000</meta:creation-date>
    <dc:date>2024-11-14T19:32:29.826883546</dc:date>
    <meta:editing-duration>PT2H52M40S</meta:editing-duration>
    <meta:editing-cycles>25</meta:editing-cycles>
    <meta:generator>LibreOffice/24.2.2.2$Linux_X86_64 LibreOffice_project/d56cc158d8a96260b836f100ef4b4ef25d6f1a01</meta:generator>
    <meta:print-date>2024-11-14T19:31:28.147982247</meta:print-date>
    <meta:printed-by>Archivos PDF</meta:printed-by>
    <meta:document-statistic meta:table-count="10" meta:image-count="0" meta:object-count="0" meta:page-count="14" meta:paragraph-count="119" meta:word-count="1052" meta:character-count="6837" meta:non-whitespace-character-count="5911"/>
  </office:meta>
</office:document-meta>
</file>